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style>
  </office:automatic-styles>
  <office:body>
    <office:text>
      <text:p text:style-name="Title">Home</text:p>
      <text:h text:style-name="Heading_20_1" text:outline-level="1"><text:bookmark-start text:name="xdasi-exploratory-data-analysis-and-statistical-inference"/>XDASI: Exploratory Data Analysis and Statistical Inference<text:bookmark-end text:name="xdasi-exploratory-data-analysis-and-statistical-inference"/></text:h>
      <text:p text:style-name="First_20_paragraph">{: .no_toc }</text:p>
      <text:h text:style-name="Heading_20_2" text:outline-level="2"><text:bookmark-start text:name="nyu-biology-biol-ga2030-fall-2021"/>NYU Biology (BIOL-GA2030), Fall 2021<text:bookmark-end text:name="nyu-biology-biol-ga2030-fall-2021"/></text:h>
      <text:p text:style-name="First_20_paragraph">{: .no_toc .text-delta }</text:p>
      <text:h text:style-name="Heading_20_2" text:outline-level="2"><text:bookmark-start text:name="table-of-contents"/>Table of contents<text:bookmark-end text:name="table-of-contents"/></text:h>
      <text:p text:style-name="First_20_paragraph">{: .no_toc .text-delta }</text:p>
      <text:list text:style-name="L1">
        <text:list-item>
          <text:p text:style-name="P1">TOC {:toc}</text:p>
        </text:list-item>
      </text:list>
      <text:p text:style-name="Horizontal_20_Line"/>
      <text:h text:style-name="Heading_20_1" text:outline-level="1"><text:bookmark-start text:name="welcome"/>Welcome!<text:bookmark-end text:name="welcome"/></text:h>
      <text:p text:style-name="First_20_paragraph">We are very happy to welcome you to our biostatistics course, BIOL-GA2030, which we informally call “Exploratory Data Analysis and Statistical Inference (XDASI)”.</text:p>
      <text:h text:style-name="Heading_20_1" text:outline-level="1"><text:bookmark-start text:name="course-description"/>Course Description<text:bookmark-end text:name="course-description"/></text:h>
      <text:p text:style-name="First_20_paragraph">This course will provide introductory theory and hands-on training in exploratory data analysis and statistics for graduate students in biology. Students will learn basic R programming as well as foundational concepts and practical tools that provide a starting point for further advanced study in genomics, bioinformatics and computational biology.</text:p>
      <text:p text:style-name="Text_20_body">More</text:p>
      <text:p text:style-name="Text_20_body">The course will cover both classical and modern statistical methods, including frequentist, Bayesian, and resampling methods, as well as exploratory data analysis (descriptive statistics and dimensional reduction with clustering, PCA, t-SNE). Applications to the analysis of laboratory data will include problems commonly encountered in bioinformatics, genomics, molecular biology, and systems biology. In-class exercises and problem sets will draw from data generated in our own department, public-domain websites, and simulations. Data sets will be analyzed in the context of hypotheses underlying the experiments in which they were generated. The role of simulation techniques for testing statistical methods applied to real data will be emphasized throughout the course.</text:p>
      <text:p text:style-name="Text_20_body">Several modern statistical methods are lumped under the broad umbrella term, “resampling statistics.” Resampling methods date back to the 1930’s, but they did not become practical until recently. These methods are computer-intensive, but not time-consuming, thanks to fast processing speeds and inexpensive memory in modern personal computers. Resampling methods involve randomization, permutation and Monte Carlo techniques applied to the original experimental data (sample). These methods involve no statistical tables and do not rely on assumptions about the distributions of the underlying random variables. Resampling methods are intuitively satisfying and easy to understand. Such statistical methods are commonly used in bioinformatics, genomics, and systems biology, but they are not covered in many classical biostatistics textbooks.</text:p>
      <text:p text:style-name="Text_20_body">The course assumes no previous background in statistics or programming. Students will receive hands-on training using the public-domain statistical programming environment RStudio. R is widely used in bioinformatics, genomics, and systems biology. R, which is similar to Matlab, is free and platform-independent software that can be run on Unix, Linux, Windows and any Macintosh OS X operating system. The software is specifically designated for statistical analysis of data, data manipulation and visualization, and generation of publication-quality figures.</text:p>
      <text:p text:style-name="Horizontal_20_Line"/>
      <text:h text:style-name="Heading_20_1" text:outline-level="1"><text:bookmark-start text:name="instructors"/>Instructors<text:bookmark-end text:name="instructors"/></text:h>
      <text:p text:style-name="First_20_paragraph"><text:span text:style-name="T1">Professor</text:span>{: .text-green-200} - Kristin Gunsalus (<text:a xlink:type="simple" xlink:href="mailto:kcg1@nyu.edu" office:name=""><text:span text:style-name="Definition">kcg1-at-nyu.edu</text:span></text:a>)</text:p>
      <text:p text:style-name="Text_20_body"><text:span text:style-name="T1">Co-Instructor</text:span>{: .text-green-200} - Bogdan Sieriebriennikov (<text:a xlink:type="simple" xlink:href="mailto:bs167@nyu.edu" office:name=""><text:span text:style-name="Definition">bs167-at-nyu.edu</text:span></text:a>)</text:p>
      <text:h text:style-name="Heading_20_1" text:outline-level="1"><text:bookmark-start text:name="meetings"/>Meetings<text:bookmark-end text:name="meetings"/></text:h>
      <text:list text:style-name="L2">
        <text:list-item>
          <text:p text:style-name="P2">One 120-minute lecture/lab (Mondays 9:00am-11:00am)</text:p>
        </text:list-item>
        <text:list-item>
          <text:p text:style-name="P2">One 75-minute recitation (Tuesdays 1:00pm-2:15pm)</text:p>
        </text:list-item>
        <text:list-item>
          <text:p text:style-name="P2">One 120-minute lecture/lab (Thursdays 9:00am-11:00am)</text:p>
        </text:list-item>
      </text:list>
      <text:p text:style-name="First_20_paragraph">All classes will take place in <text:span text:style-name="T1">Room 805, CGSB</text:span> (12 Waverly Place). Office hours may be requested by appointment.</text:p>
      <text:h text:style-name="Heading_20_1" text:outline-level="1"><text:bookmark-start text:name="grading"/>Grading<text:bookmark-end text:name="grading"/></text:h>
      <text:p text:style-name="First_20_paragraph">Breakdown</text:p>
      <text:p text:style-name="Text_20_body">{: .text-delta}</text:p>
      <text:h text:style-name="Heading_20_3" text:outline-level="3"><text:bookmark-start text:name="class-participation-10"/><text:span text:style-name="T1">Class Participation: 10%</text:span><text:bookmark-end text:name="class-participation-10"/></text:h>
      <text:p text:style-name="First_20_paragraph">{: .no_toc .text-green-200}</text:p>
      <text:list text:style-name="L3">
        <text:list-item>
          <text:p text:style-name="P3">Classes will include presentations, tutorials, group discussion, and in-class coding exercises.</text:p>
        </text:list-item>
        <text:list-item>
          <text:p text:style-name="P3">You will be asked to share thoughts, explain ideas, and share coding solutions with other students during class.<text:line-break/></text:p>
        </text:list-item>
        <text:list-item>
          <text:p text:style-name="P3">You will sometimes be asked to work together with one or two other students to discuss concepts or work on an R exercise or coding challenge.</text:p>
        </text:list-item>
      </text:list>
      <text:h text:style-name="Heading_20_3" text:outline-level="3"><text:bookmark-start text:name="quizzes-15"/><text:span text:style-name="T1">Quizzes: 15%</text:span><text:bookmark-end text:name="quizzes-15"/></text:h>
      <text:p text:style-name="First_20_paragraph">{: .no_toc .text-green-200}</text:p>
      <text:list text:style-name="L4">
        <text:list-item>
          <text:p text:style-name="P4">Classes will begin with a <text:span text:style-name="T2">5-minute quiz</text:span> designed gauge your knowledge of basic statistical concepts. Quizzes will consists of 5 random questions from a set of study questions for each chapter in the textbook, which will be provided in advance.</text:p>
        </text:list-item>
      </text:list>
      <text:h text:style-name="Heading_20_3" text:outline-level="3"><text:bookmark-start text:name="homework-50"/><text:span text:style-name="T1">Homework: 50%</text:span><text:bookmark-end text:name="homework-50"/></text:h>
      <text:p text:style-name="First_20_paragraph">{: .no_toc .text-green-200}</text:p>
      <text:list text:style-name="L5">
        <text:list-item>
          <text:p text:style-name="P5">Weekly homework assignments involving R coding will posted on Brightspace.</text:p>
        </text:list-item>
        <text:list-item>
          <text:p text:style-name="P5">A total of <text:span text:style-name="T2">ten homework assignments</text:span> will contribute toward the final grade for the course (the lowest scores will be dropped).</text:p>
        </text:list-item>
        <text:list-item>
          <text:p text:style-name="P5">Assignments will be due <text:span text:style-name="T1">Sundays at 11:55pm EST/EDT</text:span>. You are expected to complete all assigned homework.</text:p>
          <text:list text:style-name="L6">
            <text:list-item>
              <text:p text:style-name="P6">Students will have an opportunity to resubmit revised versions of their solutions through <text:span text:style-name="T1">Tuesday at 1:00pm EST/EDT</text:span>.</text:p>
            </text:list-item>
            <text:list-item>
              <text:p text:style-name="P6">Resubmissions will receive a 10% penalty if submitted by Monday at 11:55pm EST/EDT, and an additional 5% penalty if handed in after that.</text:p>
            </text:list-item>
            <text:list-item>
              <text:p text:style-name="P6">No homework submissions will be accepted later than Tuesday afternoon at 1pm.</text:p>
            </text:list-item>
          </text:list>
        </text:list-item>
      </text:list>
      <text:h text:style-name="Heading_20_3" text:outline-level="3"><text:bookmark-start text:name="final-in-class-exam-10"/><text:span text:style-name="T1">Final In-class Exam: 10%</text:span><text:bookmark-end text:name="final-in-class-exam-10"/></text:h>
      <text:p text:style-name="First_20_paragraph">{: .no_toc .text-green-200}</text:p>
      <text:list text:style-name="L7">
        <text:list-item>
          <text:p text:style-name="P7">An in-class written exam on major statistical concepts and theory will be given on the last day of class.</text:p>
        </text:list-item>
      </text:list>
      <text:h text:style-name="Heading_20_3" text:outline-level="3"><text:bookmark-start text:name="final-take-home-exam-project-15"/><text:span text:style-name="T1">Final Take-Home Exam / Project: 15%</text:span><text:bookmark-end text:name="final-take-home-exam-project-15"/></text:h>
      <text:p text:style-name="First_20_paragraph">{: .no_toc .text-green-200}</text:p>
      <text:list text:style-name="L8">
        <text:list-item>
          <text:p text:style-name="P8">An R coding project will be assigned that will challenge you to apply statistical techniques from throughout the semester to modern biological data. This will take the form either of an extended homework assignment or a final project of your choice. A final project will require prior approval from the instructor and the TA.</text:p>
        </text:list-item>
      </text:list>
      <text:p text:style-name="Horizontal_20_Line"/>
      <text:h text:style-name="Heading_20_1" text:outline-level="1"><text:bookmark-start text:name="course-websites-and-slack"/>Course Websites and Slack<text:bookmark-end text:name="course-websites-and-slack"/></text:h>
      <text:h text:style-name="Heading_20_3" text:outline-level="3"><text:bookmark-start text:name="course-website"/><text:span text:style-name="T1">Course Website</text:span><text:bookmark-end text:name="course-website"/></text:h>
      <text:p text:style-name="First_20_paragraph">{: .no_toc .text-green-200}</text:p>
      <text:p text:style-name="Text_20_body">The course syllabus, reading assignments, class notes, in-class exercises, tutorials, and links to useful resources will be posted here.</text:p>
      <text:h text:style-name="Heading_20_3" text:outline-level="3"><text:bookmark-start text:name="nyu-brightspace"/><text:span text:style-name="T1">NYU Brightspace</text:span><text:bookmark-end text:name="nyu-brightspace"/></text:h>
      <text:p text:style-name="First_20_paragraph">{: .no_toc .text-green-200}</text:p>
      <text:p text:style-name="Text_20_body">Quizzes, homework assignments, and class recordings will be posted here.</text:p>
      <text:h text:style-name="Heading_20_3" text:outline-level="3"><text:bookmark-start text:name="course-slack-workspace"/><text:span text:style-name="T1">Course Slack Workspace</text:span><text:bookmark-end text:name="course-slack-workspace"/></text:h>
      <text:p text:style-name="First_20_paragraph">{: .no_toc .text-green-200}</text:p>
      <text:p text:style-name="Text_20_body">To facilitate communication, we have set up a Slack workspace for the course. The instructors will monitor the site regularly, so this is the place to post questions and share all things related to the course (thoughts, coding tricks, problems, etc.)</text:p>
      <text:p text:style-name="Horizontal_20_Line"/>
      <text:h text:style-name="Heading_20_1" text:outline-level="1"><text:bookmark-start text:name="textbook-and-reference-materials"/>Textbook and Reference Materials<text:bookmark-end text:name="textbook-and-reference-materials"/></text:h>
      <text:h text:style-name="Heading_20_2" text:outline-level="2"><text:bookmark-start text:name="statistics"/>Statistics<text:bookmark-end text:name="statistics"/></text:h>
      <text:p text:style-name="First_20_paragraph">{: .no_toc }</text:p>
      <text:list text:style-name="L9">
        <text:list-item>
          <text:p text:style-name="P9">The textbook we will use is called <text:span text:style-name="T2">The Analysis of Biological Data</text:span> by Whitlock and Schluter, 3rd edition. You may either purchase a hard copy or purchase / rent an e-copy from <text:a xlink:type="simple" xlink:href="https://smile.amazon.com/dp/B081ZH5PL2" office:name=""><text:span text:style-name="Definition">Amazon</text:span></text:a>.</text:p>
        </text:list-item>
        <text:list-item>
          <text:p text:style-name="P9">Additional assigned reading will draw from a variety of reference books and other informational resources.</text:p>
        </text:list-item>
      </text:list>
      <text:h text:style-name="Heading_20_2" text:outline-level="2"><text:bookmark-start text:name="r-coding"/>R Coding<text:bookmark-end text:name="r-coding"/></text:h>
      <text:p text:style-name="First_20_paragraph">{: .no_toc }</text:p>
      <text:h text:style-name="Heading_20_3" text:outline-level="3"><text:bookmark-start text:name="datacamp"/><text:span text:style-name="T1">DataCamp</text:span><text:bookmark-end text:name="datacamp"/></text:h>
      <text:p text:style-name="First_20_paragraph">{: .no_toc .text-green-200}</text:p>
      <text:p text:style-name="Text_20_body">We provide free access to a customized <text:a xlink:type="simple" xlink:href="https://app.datacamp.com/groups/exploratory-data-analysis-and-statistical-inference" office:name=""><text:span text:style-name="Definition"><text:span text:style-name="T1">DataCamp for Education</text:span></text:span></text:a>{: target=“_blank”} site for the duration of the course. Students with little or no experience in R programming are encouraged to <text:span text:style-name="T1">complete the first series of online tutorials prior to the first class</text:span> in order to familiarize them with R programming concepts, syntax, operators, and data structures.</text:p>
      <text:h text:style-name="Heading_20_3" text:outline-level="3"><text:bookmark-start text:name="online-resources"/><text:span text:style-name="T1">Online Resources</text:span><text:bookmark-end text:name="online-resources"/></text:h>
      <text:p text:style-name="First_20_paragraph">{: .no_toc .text-green-200}</text:p>
      <text:p text:style-name="Text_20_body">There are many online resources for learning R. Some of these are listed on this website under <text:a xlink:type="simple" xlink:href="/learning_r/7_r_resources/" office:name=""><text:span text:style-name="Definition"><text:span text:style-name="T1">R Resources</text:span></text:span></text:a>. Students will be pointed to relevant references throughout the semester.</text:p>
      <text:h text:style-name="Heading_20_3" text:outline-level="3"><text:bookmark-start text:name="safari-books-online"/><text:span text:style-name="T1">Safari Books Online</text:span><text:bookmark-end text:name="safari-books-online"/></text:h>
      <text:p text:style-name="First_20_paragraph">{: .no_toc .text-green-200}</text:p>
      <text:p text:style-name="Text_20_body">All NYU students have free access to electronic versions of a large number of O’Reilly technical programming manuals (R, Python, etc.) through <text:a xlink:type="simple" xlink:href="https://guides.nyu.edu/az.php?q=safari" office:name=""><text:span text:style-name="Definition"><text:span text:style-name="T1">NYU Libraries</text:span></text:span></text:a>{: target=“_blank”}. You may access them <text:a xlink:type="simple" xlink:href="https://persistent.library.nyu.edu/arch/NYU01272" office:name=""><text:span text:style-name="Definition"><text:span text:style-name="T1">here</text:span></text:span></text:a>{: target=“_blank”} (requires NYU two-factor authentication; you will be redirected automatically). + A good introductory text for R programming that is available here is <text:span text:style-name="T1">R for Everyone: Advanced Analytics and Graphics</text:span>, by <text:span text:style-name="T3">Jared Lander</text:span>.</text:p>
      <text:h text:style-name="Heading_20_3" text:outline-level="3"><text:bookmark-start text:name="proquest-bookshelf"/><text:span text:style-name="T1">ProQuest Bookshelf</text:span><text:bookmark-end text:name="proquest-bookshelf"/></text:h>
      <text:p text:style-name="First_20_paragraph">{: .no_toc .text-green-200}</text:p>
      <text:p text:style-name="Text_20_body">NYU also provides subscription to ProQuest, which provides free access to many additional reference books online. You can access it <text:a xlink:type="simple" xlink:href="https://www-proquest-com.proxy.library.nyu.edu/" office:name=""><text:span text:style-name="Definition"><text:span text:style-name="T1">here</text:span></text:span></text:a>{: target=“_blank”}. Note that you will need to either be on campus or connected to the NYU network through a proxy server (Cisco AnyConnect).</text:p>
      <text:p text:style-name="Text_20_body"><text:span text:style-name="T2">Please let us know if any of the above links do not work!</text:span>{: .text-green-200}</text:p>
      <text:p text:style-name="Horizontal_20_Line"/>
      <text:h text:style-name="Heading_20_1" text:outline-level="1"><text:bookmark-start text:name="academic-integrity"/>Academic Integrity<text:bookmark-end text:name="academic-integrity"/></text:h>
      <text:p text:style-name="First_20_paragraph">Students are expected to know and understand the policies on academic integrity, including <text:a xlink:type="simple" xlink:href="https://www.nyu.edu/about/policies-guidelines-compliance/policies-and-guidelines/academic-integrity-for-students-at-nyu.html" office:name=""><text:span text:style-name="Definition"><text:span text:style-name="T1">University</text:span></text:span></text:a>{: target=“_blank”} and <text:a xlink:type="simple" xlink:href="https://cas.nyu.edu/content/nyu-as/cas/academic-integrity.html" office:name=""><text:span text:style-name="Definition"><text:span text:style-name="T1">CAS</text:span></text:span></text:a>{: target=“_blank”} policies.</text:p>
      <text:p text:style-name="Text_20_body">The instructors of this course will not tolerate cheating or plagiarism. When academic dishonesty is suspected, it will be dealt with seriously in adherence to these policies.</text:p>
      <text:p text:style-name="Text_20_body">If a student is caught cheating or plagiarizing, the instructors may, at their discretion, give the student an academic sanction. Such a sanction may include a reduction of the grade on that assignment or exam (possibly to 0) or even a reduction of the final course grade (in consultation with the Director of Graduate Studies, who may meet with the instructors and the student to discuss the nature of the offense).</text:p>
      <text:p text:style-name="Text_20_body">Depending on the severity of the infraction, the sanction could mean failure of the student in the course. The student may appeal any grade reduction to the Director of Graduate Studies. The departmental decision is final. In addition, any substantial case brought by an instructor to the Director of Graduate Studies must be referred to the Dean’s office for possible disciplinary action.</text:p>
      <text:p text:style-name="Text_20_body">If you have any questions or uncertainties about these policies, please consult the instructor, Director of Graduate Studies, or Dean’s office.</text:p>
      <text:h text:style-name="Heading_20_1" text:outline-level="1"><text:bookmark-start text:name="religious-observance"/>Religious Observance<text:bookmark-end text:name="religious-observance"/></text:h>
      <text:p text:style-name="First_20_paragraph">As a nonsectarian, inclusive institution, NYU policy permits members of any religious group to absent themselves from classes without penalty when required for compliance with their religious obligations. The policy and principles to be followed by students and faculty may be found here: <text:a xlink:type="simple" xlink:href="http://www.nyu.edu/about/policies-guidelines-compliance/policies-and-guidelines/university-calendar-policy-on-religious-holidays.html" office:name=""><text:span text:style-name="Definition">The University Calendar Policy on Religious Holidays</text:span></text:a>{: target=“blank”}.</text:p>
      <text:h text:style-name="Heading_20_1" text:outline-level="1"><text:bookmark-start text:name="diversity-and-inclusion"/>Diversity and Inclusion<text:bookmark-end text:name="diversity-and-inclusion"/></text:h>
      <text:p text:style-name="First_20_paragraph">The instructors of this course share <text:a xlink:type="simple" xlink:href="https://www.nyu.edu/life/global-inclusion-and-diversity.html" office:name=""><text:span text:style-name="Definition"><text:span text:style-name="T1">NYU’s commitment</text:span></text:span></text:a>{: target=“_blank”} to “building a culture that respects and embraces diversity, inclusion, and equity”. We aim to create a learning environment in which every student feels included, supported, and respected. We will hold students (and ourselves) to the CAS Honor Code’s pledge to “behave with decorum and civility, and with respectful regard” for others.</text:p>
      <text:h text:style-name="Heading_20_1" text:outline-level="1"><text:bookmark-start text:name="accommodations-for-students-with-disabilities"/>Accommodations for Students with Disabilities<text:bookmark-end text:name="accommodations-for-students-with-disabilities"/></text:h>
      <text:p text:style-name="First_20_paragraph">Academic accommodations are available to any student with a chronic, psychological, visual, mobility, learning disability, or who is deaf or hard of hearing. Students should please register with the <text:a xlink:type="simple" xlink:href="http://www.nyu.edu/csd" office:name=""><text:span text:style-name="Definition"><text:span text:style-name="T1">Moses Center for Students with Disabilities</text:span></text:span></text:a>{: target=“_blank”} as early as possible in the semester.</text:p>
      <text:p text:style-name="Text_20_body">NYU’s Henry and Lucy Moses Center for Students with Disabilities 726 Broadway, 2nd Floor New York, NY 10003-6675 Telephone: 212-998-4980</text:p>
      <text:p text:style-name="Horizontal_20_Line"/>
      <text:p text:style-name="First_20_paragraph"><text:a xlink:type="simple" xlink:href="#top" office:name=""><text:span text:style-name="Definition">Back to top</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ome</dc:title>
    <dc:description/>
    <dc:subject/>
    <meta:keyword/>
    <meta:initial-creator/>
    <dc:creator/>
    <meta:creation-date>2021-08-29T23:53:09Z</meta:creation-date>
    <dc:date>2021-08-29T23:53:09Z</dc:date>
    <meta:user-defined meta:name="has_children" meta:value-type="string">False</meta:user-defined>
    <meta:user-defined meta:name="layout" meta:value-type="string">default</meta:user-defined>
    <meta:user-defined meta:name="nav_order" meta:value-type="string">1</meta:user-defined>
  </office:meta>
</office:document-meta>
</file>